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8600g, 8500g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644380" calcext:value-type="float">
            <text:p>10,644,3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174380" calcext:value-type="float">
            <text:p>8,174,3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2577160" calcext:value-type="float">
            <text:p>22,577,1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758400" calcext:value-type="float">
            <text:p>3,758,4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1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1:.D111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1:.D105])-[.D100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6:.D117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6:.D111])-[.D102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7T17:18:24.213915536</dc:date>
    <meta:editing-duration>P26DT8H6M31S</meta:editing-duration>
    <meta:editing-cycles>1081</meta:editing-cycles>
    <meta:generator>LibreOffice/25.2.3.2$Linux_X86_64 LibreOffice_project/bbb074479178df812d175f709636b368952c2ce3</meta:generator>
    <meta:document-statistic meta:table-count="18" meta:cell-count="1453" meta:object-count="0"/>
  </office:meta>
</office:document-meta>
</file>